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addfa" officeooo:paragraph-rsid="001addfa" style:font-name-asian="Droid Sans Fallback"/>
    </style:style>
    <style:style style:name="P2" style:family="paragraph" style:parent-style-name="Standard">
      <style:text-properties officeooo:rsid="001addfa" officeooo:paragraph-rsid="002409ad" style:font-name-asian="Droid Sans Fallback"/>
    </style:style>
    <style:style style:name="P3" style:family="paragraph" style:parent-style-name="Standard">
      <style:text-properties fo:font-size="16pt" fo:font-weight="normal" officeooo:rsid="001addfa" officeooo:paragraph-rsid="001addfa" style:font-name-asian="Droid Sans Fallback" style:font-size-asian="16pt" style:font-weight-asian="normal" style:font-size-complex="16pt" style:font-weight-complex="normal"/>
    </style:style>
    <style:style style:name="T1" style:family="text">
      <style:text-properties officeooo:rsid="001b2ead"/>
    </style:style>
    <style:style style:name="T2" style:family="text">
      <style:text-properties officeooo:rsid="001bd052"/>
    </style:style>
    <style:style style:name="T3" style:family="text">
      <style:text-properties officeooo:rsid="001cd9c0"/>
    </style:style>
    <style:style style:name="T4" style:family="text">
      <style:text-properties officeooo:rsid="001efecc"/>
    </style:style>
    <style:style style:name="T5" style:family="text">
      <style:text-properties fo:font-style="italic" officeooo:rsid="001efecc" style:font-style-asian="italic" style:font-style-complex="italic"/>
    </style:style>
    <style:style style:name="T6" style:family="text">
      <style:text-properties officeooo:rsid="001fe086"/>
    </style:style>
    <style:style style:name="T7" style:family="text">
      <style:text-properties officeooo:rsid="002409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本月最蠢专利：微软的滑块设计专利</text:p>
      <text:p text:style-name="P1"/>
      <text:p text:style-name="P2">2015 年十二月 28 日<text:span text:style-name="T7">，</text:span>Vera Ranieri<text:span text:style-name="T7">，许可证：CC BY 3.0 US</text:span></text:p>
      <text:p text:style-name="P2"/>
      <text:p text:style-name="P2">这是有史以来第一次，本月最蠢专利奖项将要被授予一项设计专利。微软最近起诉 <text:span text:style-name="T1">Corel，除了由于其他事情以外，还由于后者侵犯了它的一项设计专利，D554,140，并且宣称 Corel Home Office 侵犯了它的设计专利。</text:span></text:p>
      <text:p text:style-name="P1"/>
      <text:p text:style-name="P1">微软在其起诉书中详细描述了该项专利，其标题为“用于屏幕显示一部分的用户界面”，它赋予了微软拥有此物之权利。</text:p>
      <text:p text:style-name="P1"/>
      <text:p text:style-name="P1">更具体地说，微软主张其拥有这种滑块的设计方案。</text:p>
      <text:p text:style-name="P1"/>
      <text:p text:style-name="P1">设计专利不像应用程序专利，人们在思考它们的时候所想到的与他们思考专利时所想到的不同。与应用程序专利不同的是，应用程序专利的本意是为了获得新颖实用的发明，而设计专利的目的是为了获得新颖的、非功能性的、关于物品的装饰性的东西。它们只有一项权利要求，几乎没有书面描述，并且通常是由一系列图像来详细描述到底哪些东西是被要求的。（关于设计专利的一条注记，实线用于显示什么是被要求的；虚线或者点线用于显示未被要求的“与设计相关的环境”或者用于定义此设计的边界。）</text:p>
      <text:p text:style-name="P1"/>
      <text:p text:style-name="P1">正如 <text:span text:style-name="T2">Sarah Burstein 教授在她的奇妙的 Tumblr 网站指出，设计专利通常被授予一件产品上的一小部分，并且通常是为了那些看起来非原创、非装饰性的，或者只是荒唐的东西。</text:span></text:p>
      <text:p text:style-name="P1"/>
      <text:p text:style-name="P1">微软用于起诉 <text:span text:style-name="T3">Corel 的权利要求毫不令人惊讶地显示了到底有多少钱是潜在地处于危险之中的。如果 Corel 被发现在其 Corel Home Office 中的哪怕只是最细小的部分上侵犯了微软的哪怕只是一项设计专利，当前的联邦巡回法将会判决微软有权获得 Corel 的整套产品的全部利润，而非只是与此设计相关的那部分利润，也非该设计使得其产品获得的价值增值，而是微软将会获得 Corel Home Office 全系列产品所带来的全部利润之总和。</text:span></text:p>
      <text:p text:style-name="P1"/>
      <text:p text:style-name="P1">众所周知的 <text:span text:style-name="T5">Apple v. Samsung</text:span><text:span text:style-name="T4"> 案件争论这样一个问题：侵权者是否仅仅是由于侵犯了一项仅仅是应用于产品的一部分的设计专利就应该被勒令赔偿它的全部利润。三星请求联邦巡回区上诉法院拒绝这种解读方式，但是法院在 2015 年五月的一份法律意见书中不予采纳。</text:span></text:p>
      <text:p text:style-name="P1"/>
      <text:p text:style-name="P1">三星现在请求最高法院介入。在其请求调卷令中，三星指出了该规则的荒谬结果。例如，三星解释道，在当前联邦巡回法庭的规则下“整台轿车——或者整台十八轮拖拉机拖车——的利润，必须基于不可分离的侵权行为而被奖励给杯架的设计者。”此外，如果很多产品包含多个装饰性的功能，而这些功能可能被不同的设计专利所覆盖，这会带来这种可能性，即一家公司可能会被多起判决要求赔偿其全部利润。</text:p>
      <text:p text:style-name="P1"/>
      <text:p text:style-name="P1">这在我们看来是非常疯狂的。但这确实就是微软胜诉 <text:span text:style-name="T6">Corel 之后将会发生的事情。且不论微软的设计在 2006 年（微软于当时提交其专利申请）是否真的新颖并且不是显而易见的，也不论微软是否真的需要该专利的刺激以带来这项设计，更不论仅仅为了一款图形化的滑块而授予一家公司由政府支持的垄断权是否合情合理（我们不认为这是合情合理的，这是为何该专利是一项愚蠢专利的原因），设计专利侵权的伤害的程度使其成为了潜在的强大武器：仅仅是一场诉讼的威胁就足以消灭合法的竞争。</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0:59:32.199000000</meta:creation-date>
    <meta:generator>LibreOffice/5.1.6.2$Linux_X86_64 LibreOffice_project/10m0$Build-2</meta:generator>
    <dc:date>2017-05-02T11:32:43.892746660</dc:date>
    <meta:editing-duration>PT30M36S</meta:editing-duration>
    <meta:editing-cycles>11</meta:editing-cycles>
    <meta:document-statistic meta:table-count="0" meta:image-count="0" meta:object-count="0" meta:page-count="1" meta:paragraph-count="11" meta:word-count="1169" meta:character-count="1328" meta:non-whitespace-character-count="1287"/>
  </office:meta>
</office:document-meta>
</file>